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medium-content-sans-serif-font" svg:font-family="medium-content-sans-serif-font, 'Lucida Grande', 'Lucida Sans Unicode', 'Lucida Sans', Geneva, Arial, sans-serif"/>
    <style:font-face style:name="medium-content-serif-font" svg:font-family="medium-content-serif-font, Georgia, Cambria, 'Times New Roman', Times, serif"/>
    <style:font-face style:name="medium-content-title-font" svg:font-family="medium-content-title-font, Georgia, Cambria, 'Times New Roman', Times, serif"/>
    <style:font-face style:name="Courier New" svg:font-family="'Courier New'" style:font-family-generic="modern"/>
    <style:font-face style:name="OpenSymbol" svg:font-family="OpenSymbol" style:font-pitch="variable"/>
    <style:font-face style:name="Liberation Serif" svg:font-family="'Liberation Serif'" style:font-family-generic="roman" style:font-pitch="variable"/>
    <style:font-face style:name="Mangal" svg:font-family="Mangal, 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_31_._20_Corpo_20_de_20_Texto">
      <style:paragraph-properties fo:margin-left="0in" fo:margin-right="0in" fo:text-indent="0in" style:auto-text-indent="false"/>
    </style:style>
    <style:style style:name="P2" style:family="paragraph" style:parent-style-name="_31_._20_Corpo_20_de_20_Texto">
      <style:paragraph-properties fo:margin-left="0in" fo:margin-right="0in" fo:text-indent="0in" style:auto-text-indent="false">
        <style:tab-stops/>
      </style:paragraph-properties>
      <style:text-properties officeooo:paragraph-rsid="002309f6"/>
    </style:style>
    <style:style style:name="P3" style:family="paragraph" style:parent-style-name="_31_._20_Corpo_20_de_20_Texto">
      <style:paragraph-properties fo:margin-left="0in" fo:margin-right="0in" fo:text-indent="0in" style:auto-text-indent="false">
        <style:tab-stops/>
      </style:paragraph-properties>
      <style:text-properties officeooo:paragraph-rsid="00236f67"/>
    </style:style>
    <style:style style:name="P4" style:family="paragraph" style:parent-style-name="_31_._20_Corpo_20_de_20_Texto">
      <style:paragraph-properties fo:margin-left="0in" fo:margin-right="0in" fo:text-indent="0in" style:auto-text-indent="false">
        <style:tab-stops/>
      </style:paragraph-properties>
      <style:text-properties officeooo:paragraph-rsid="00260a92"/>
    </style:style>
    <style:style style:name="P5" style:family="paragraph" style:parent-style-name="_31_._20_Corpo_20_de_20_Texto">
      <style:paragraph-properties>
        <style:tab-stops/>
      </style:paragraph-properties>
      <style:text-properties officeooo:paragraph-rsid="00236f67"/>
    </style:style>
    <style:style style:name="P6" style:family="paragraph" style:parent-style-name="_31_._20_Corpo_20_de_20_Texto">
      <style:text-properties fo:font-size="1pt" style:font-size-asian="1pt" style:font-size-complex="1pt"/>
    </style:style>
    <style:style style:name="P7" style:family="paragraph" style:parent-style-name="Standard">
      <style:paragraph-properties fo:margin-left="0in" fo:margin-right="0in" fo:text-indent="0in" style:auto-text-indent="false"/>
      <style:text-properties style:font-name="Times New Roman" style:font-name-complex="Times New Roman"/>
    </style:style>
    <style:style style:name="P8" style:family="paragraph" style:parent-style-name="Standard">
      <style:paragraph-properties fo:margin-left="0in" fo:margin-right="0in" fo:margin-top="0.1665in" fo:margin-bottom="0.1665in" loext:contextual-spacing="false" fo:line-height="150%" fo:text-indent="0in" style:auto-text-indent="false"/>
      <style:text-properties style:font-name="Times New Roman" officeooo:paragraph-rsid="00496566" style:font-name-complex="Times New Roman"/>
    </style:style>
    <style:style style:name="P9" style:family="paragraph" style:parent-style-name="Heading_20_1">
      <style:text-properties style:font-name="Times New Roman" style:font-name-complex="Times New Roman"/>
    </style:style>
    <style:style style:name="P10" style:family="paragraph" style:parent-style-name="_37_._20_Pré-texto_3a__20_Título_20_do_20_Sumário" style:list-style-name="WW8Num1" style:master-page-name="Standard">
      <style:paragraph-properties style:page-number="auto"/>
      <style:text-properties officeooo:rsid="001f40e4"/>
    </style:style>
    <style:style style:name="P11" style:family="paragraph" style:parent-style-name="_31_._20_Corpo_20_de_20_Texto">
      <style:paragraph-properties>
        <style:tab-stops/>
      </style:paragraph-properties>
      <style:text-properties officeooo:paragraph-rsid="00236f67"/>
    </style:style>
    <style:style style:name="P12" style:family="paragraph" style:parent-style-name="_31_._20_Corpo_20_de_20_Texto">
      <style:text-properties officeooo:rsid="003197b9" officeooo:paragraph-rsid="003197b9"/>
    </style:style>
    <style:style style:name="P13" style:family="paragraph" style:parent-style-name="_31_._20_Corpo_20_de_20_Texto">
      <style:text-properties officeooo:rsid="003dba14" officeooo:paragraph-rsid="003dba14"/>
    </style:style>
    <style:style style:name="P14" style:family="paragraph" style:parent-style-name="_31_._20_Corpo_20_de_20_Texto">
      <style:paragraph-properties fo:margin-left="0in" fo:margin-right="0in" fo:text-indent="0in" style:auto-text-indent="false">
        <style:tab-stops/>
      </style:paragraph-properties>
      <style:text-properties officeooo:paragraph-rsid="0047a134"/>
    </style:style>
    <style:style style:name="P15" style:family="paragraph" style:parent-style-name="_31_._20_Corpo_20_de_20_Texto">
      <style:paragraph-properties fo:margin-left="0in" fo:margin-right="0in" fo:text-indent="0in" style:auto-text-indent="false">
        <style:tab-stops/>
      </style:paragraph-properties>
      <style:text-properties officeooo:paragraph-rsid="0048395e"/>
    </style:style>
    <style:style style:name="P16" style:family="paragraph" style:parent-style-name="_31_._20_Corpo_20_de_20_Texto">
      <style:paragraph-properties fo:margin-left="0in" fo:margin-right="0in" fo:text-align="start" style:justify-single-word="false" fo:text-indent="0in" style:auto-text-indent="false">
        <style:tab-stops/>
      </style:paragraph-properties>
      <style:text-properties officeooo:paragraph-rsid="00273da9"/>
    </style:style>
    <style:style style:name="P17" style:family="paragraph" style:parent-style-name="_31_._20_Corpo_20_de_20_Texto">
      <style:paragraph-properties fo:margin-left="0in" fo:margin-right="0in" fo:text-indent="0in" style:auto-text-indent="false"/>
      <style:text-properties officeooo:paragraph-rsid="003197b9"/>
    </style:style>
    <style:style style:name="P18" style:family="paragraph" style:parent-style-name="_37_._20_Pré-texto_3a__20_Texto_20_do_20_Resumo" style:list-style-name="WW8Num1">
      <style:paragraph-properties fo:margin-top="0.1665in" fo:margin-bottom="0.1665in" loext:contextual-spacing="false" fo:text-align="center" style:justify-single-word="false"/>
      <style:text-properties fo:font-size="14pt" style:font-size-asian="14pt" style:font-size-complex="12pt"/>
    </style:style>
    <style:style style:name="P19" style:family="paragraph" style:parent-style-name="_37_._20_Pré-texto_3a__20_Texto_20_do_20_Resumo" style:list-style-name="WW8Num1">
      <style:paragraph-properties fo:margin-top="0.1665in" fo:margin-bottom="0.1665in" loext:contextual-spacing="false" fo:text-align="center" style:justify-single-word="false"/>
      <style:text-properties fo:font-size="14pt" officeooo:rsid="002057e7" style:font-size-asian="14pt" style:font-size-complex="12pt"/>
    </style:style>
    <style:style style:name="P20" style:family="paragraph" style:parent-style-name="_37_._20_Pré-texto_3a__20_Texto_20_do_20_Resumo" style:list-style-name="WW8Num1">
      <style:paragraph-properties fo:margin-top="0.0835in" fo:margin-bottom="0in" loext:contextual-spacing="false"/>
    </style:style>
    <style:style style:name="P21" style:family="paragraph" style:parent-style-name="_33_._20_Título_20_de_20_Subseção_20_1" style:list-style-name="WW8Num6"/>
    <style:style style:name="P22" style:family="paragraph" style:parent-style-name="_31_._20_Lista_20_de_20_itens_20_numerados" style:list-style-name="WW8Num7">
      <style:text-properties officeooo:rsid="0041ffe7" officeooo:paragraph-rsid="0041ffe7"/>
    </style:style>
    <style:style style:name="P23" style:family="paragraph" style:parent-style-name="_31_._20_Lista_20_de_20_itens_20_numerados" style:list-style-name="WW8Num7">
      <style:text-properties officeooo:rsid="004239d6" officeooo:paragraph-rsid="00446518"/>
    </style:style>
    <style:style style:name="P24" style:family="paragraph" style:parent-style-name="_31_._20_Lista_20_de_20_itens_20_numerados" style:list-style-name="WW8Num7">
      <style:text-properties officeooo:rsid="00450af6" officeooo:paragraph-rsid="00450af6"/>
    </style:style>
    <style:style style:name="P25" style:family="paragraph" style:parent-style-name="_31_._20_Lista_20_de_20_itens_20_numerados" style:list-style-name="WW8Num7">
      <style:text-properties officeooo:rsid="00467fcf" officeooo:paragraph-rsid="00467fcf"/>
    </style:style>
    <style:style style:name="T1" style:family="text">
      <style:text-properties officeooo:rsid="002057e7"/>
    </style:style>
    <style:style style:name="T2" style:family="text">
      <style:text-properties officeooo:rsid="002309f6"/>
    </style:style>
    <style:style style:name="T3" style:family="text">
      <style:text-properties officeooo:rsid="002de739"/>
    </style:style>
    <style:style style:name="T4" style:family="text">
      <style:text-properties fo:font-weight="bold" style:font-weight-asian="bold" style:font-weight-complex="bold"/>
    </style:style>
    <style:style style:name="T5" style:family="text">
      <style:text-properties officeooo:rsid="003197b9"/>
    </style:style>
    <style:style style:name="T6" style:family="text">
      <style:text-properties officeooo:rsid="00456f49"/>
    </style:style>
    <style:style style:name="T7" style:family="text">
      <style:text-properties officeooo:rsid="0047a134"/>
    </style:style>
    <style:style style:name="T8" style:family="text">
      <style:text-properties officeooo:rsid="0047f709"/>
    </style:style>
    <style:style style:name="T9" style:family="text">
      <style:text-properties officeooo:rsid="0048395e"/>
    </style:style>
    <style:style style:name="T10" style:family="text">
      <style:text-properties style:font-name="Times New Roman" style:font-name-complex="Times New Roman"/>
    </style:style>
    <style:style style:name="T11" style:family="text">
      <style:text-properties style:font-name="Times New Roman" officeooo:rsid="0048395e" style:font-name-complex="Times New Roman"/>
    </style:style>
    <style:style style:name="T12" style:family="text">
      <style:text-properties style:font-name="Times New Roman" officeooo:rsid="0047a134" style:font-name-complex="Times New Roman"/>
    </style:style>
    <style:style style:name="T13" style:family="text">
      <style:text-properties style:font-name="Times New Roman" officeooo:rsid="0047f709" style:font-name-complex="Times New Roman"/>
    </style:style>
    <style:style style:name="T14" style:family="text">
      <style:text-properties officeooo:rsid="00484b2d"/>
    </style:style>
    <style:style style:name="T15" style:family="text">
      <style:text-properties officeooo:rsid="0048aa88"/>
    </style:style>
    <style:style style:name="T16" style:family="text">
      <style:text-properties officeooo:rsid="004baa51"/>
    </style:style>
    <style:style style:name="T17" style:family="text">
      <style:text-properties officeooo:rsid="004d2b3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57116011" text:style-name="WW8Num1">
        <text:list-item>
          <text:p text:style-name="P10">DETECÇÃO DE FAKE NEWS A PARTIR DE REDES NEURAIS ARTIFICIAIS</text:p>
        </text:list-item>
        <text:list-item>
          <text:p text:style-name="P19">Mathias Artur Schulz</text:p>
        </text:list-item>
        <text:list-item>
          <text:p text:style-name="P18"><text:span text:style-name="T1">Dezembro</text:span> / <text:span text:style-name="T1">2019</text:span></text:p>
        </text:list-item>
        <text:list-item>
          <text:p text:style-name="P20">Orientador&lt;a&gt;: <text:span text:style-name="T1">Não definido</text:span></text:p>
        </text:list-item>
        <text:list-item>
          <text:p text:style-name="P20">Co-Orientador&lt;a&gt;: <text:span text:style-name="T1">Não definido</text:span></text:p>
        </text:list-item>
        <text:list-item>
          <text:p text:style-name="P20">Linha de Pesquisa: <text:span text:style-name="T1">Inteligência Artificial</text:span></text:p>
        </text:list-item>
        <text:list-item>
          <text:h text:style-name="P9" text:outline-level="1">1 Contextualização</text:h>
        </text:list-item>
      </text:list>
      <text:p text:style-name="P2"><text:tab/>As fake news sempre estiveram presentes no cotidiano das pessoas, entretanto o surgimento da internet alavancou as falsas notícias, facilitando a forma como essas notícias são disseminadas entre as pessoas. Fake news são notícias que possuem como principal objetivo espalhar conteúdos falsos com a intenção de obter vantagens, como financeira, eleitoral, entre outros (Carvalho, 2019; Kanffer, 2019).</text:p>
      <text:p text:style-name="P3"><text:tab/>Segundo o Dicionário de Cambridge o conceito falsas notícias (fake news) indica histórias falsas que possuem a aparência de notícias jornalísticas. Diversos fatores influenciam na disseminação de falsas notícias, como a sua origem, o grau de credibilidade das pessoas que a disseminaram ou as pessoas que a referendaram (como influenciadores digitais), bem como a quantidade de pessoas que estão disseminando a informação (Carvalho, 2019; Kanffer, 2019).</text:p>
      <text:p text:style-name="P4"><text:tab/>Segundo Komatsu e Sanches (2018) uma pesquisa realizada pela Associação dos Especialistas de Políticas Públicas de São Paulo (AEPPSP) foi identificado oito características em comum que se encaixam no perfil de sites disseminadores de Fake News, essas características são:</text:p>
      <text:p text:style-name="P16"><text:tab/>– Foram registrados sem .br no final, o que dificulta a identificação de seus responsáveis;<text:line-break/><text:tab/>– Não possuem em sua página qualquer ferramenta que possa identificar quem são seus administradores e jornalistas;<text:line-break/><text:tab/>– As notícias não são assinadas;<text:line-break/><text:tab/>– Notícias sem imparcialidade, algumas possuindo até mesmo discurso de ódio;<text:line-break/><text:tab/>– Intenso fluxo de notícias, a cada poucos minutos ou horas;<text:line-break/><text:tab/>– Os sites e páginas possuem nomes semelhantes com os de outros sites jornalísticos bastante conhecidos;<text:line-break/><text:soft-page-break/><text:tab/>– Layouts cheios de conteúdo dando a falsa impressão de serem um grande site;<text:line-break/><text:tab/>– Páginas cheias de anúncios comercias.</text:p>
      <text:p text:style-name="P5">Ainda segundo Komatsu e Sanches (2018) uma pesquisa realizada na Universidade de Oxford apresenta que grande parte do tráfego da internet é realizado por “bots”, programas que simulam ações humanas na internet e que possuem a capacidade de tornar um assunto tendência e espelharem falsas notícias, tornando-se uma ferramenta poderosa.</text:p>
      <text:p text:style-name="P5">Os bots atuam como pessoas e são guiados, por exemplo, por meio de hashtags (#) que circulam pelas redes sociais, uma maneira fácil de encontrar usuários que estão conversando sobre determinado assunto. Outra forma de criação de falsas notícias pode ser realizada pelos próprios internautas, a partir da criação de sites e perfis falsos para criação de fake news.</text:p>
      <text:p text:style-name="P2"><text:tab/>Dentro deste contexto, este trabalho procura fazer uma contribuição na área d<text:span text:style-name="T2">as mídias sociais e da computação.</text:span></text:p>
      <text:list xml:id="list94961006052382" text:continue-numbering="true" text:style-name="WW8Num1">
        <text:list-item>
          <text:h text:style-name="P9" text:outline-level="1">2 Problema de pesquisa</text:h>
        </text:list-item>
      </text:list>
      <text:p text:style-name="P14"><text:tab/>A partir da aparência <text:span text:style-name="T3">das fake news</text:span> e grande semelhança a uma notícia verdadeira, são disseminadas pela internet e as mídias sociais, podendo ser usadas para influenciar as pessoas, por exemplo em posições políticas, <text:span text:style-name="T3">mudando a opinião sobre determinado político ou partido político, quando, na verdade as notícias não eram verdadeiras</text:span> (Carvalho, 2019; Kanffer, 2019).</text:p>
      <text:p text:style-name="P15"><text:span text:style-name="T17"><text:tab/>Um estudo realizado pelo American Press Institute, apresenta que a cada dez americanos, seis leem</text:span> apenas o título de notícias<text:span text:style-name="T10">. </text:span><text:span text:style-name="T7">Pouco tempo atrás, </text:span>o trabalho de checagem de fatos era exclusivo da imprensa, <text:span text:style-name="T7">além disso também era a responsável p</text:span>ela <text:span text:style-name="T7">disseminação</text:span> de fatos novos. <text:span text:style-name="T7">Entretanto, atualmente o </text:span>cenário <text:span text:style-name="T7">está se alterando, no qual o próprio</text:span> leitor <text:span text:style-name="T7">é obrigado</text:span> a desempenhar <text:span text:style-name="T7">o papel de checagem dos fatos</text:span><text:span text:style-name="T12"> </text:span><text:span text:style-name="T11">(</text:span><text:span text:style-name="T12">Musskopf, </text:span><text:span text:style-name="T11">2017)</text:span><text:span text:style-name="T7">.</text:span></text:p>
      <text:p text:style-name="P15"><text:tab/><text:span text:style-name="T7">Com as fake news em constante evolução e disseminação, </text:span>pesquisadores de todo o mundo têm explorado a possibilidade de usar as mesmas tecnologias que ajudam a disseminar notícias falsas para contribuir com a análise de credibilidade dos textos compartilhados. <text:span text:style-name="T7">Contudo, p</text:span>esquisas desse tipo aplicadas ao contexto brasileiro <text:span text:style-name="T8">ainda aparentam se encontrar em um estágio inicial</text:span><text:span text:style-name="T13"> </text:span><text:span text:style-name="T11">(</text:span><text:span text:style-name="T13">Musskopf, </text:span><text:span text:style-name="T11">2017)</text:span><text:span text:style-name="T8">.</text:span></text:p>
      <text:p text:style-name="P15"/>
      <text:list xml:id="list94959482787665" text:continue-numbering="true" text:style-name="WW8Num1">
        <text:list-item>
          <text:h text:style-name="P9" text:outline-level="1"><text:soft-page-break/>3 Justificativa</text:h>
        </text:list-item>
      </text:list>
      <text:p text:style-name="P17"><text:span text:style-name="T5"><text:tab/>A carência por formas de detecção de fake news, viabilizou a elaboração de um projeto de pesquisa no tema. Muitas pessoas são influenciadas por falsas notícias, acabam acreditando e auxiliando na disseminação dessas notícias. Constantemente, pessoas acreditam na falsa morte de celebridades, vacinas que podem levar a morte de crianças, dados de eleições modificados, entre diversos outros casos.</text:span></text:p>
      <text:p text:style-name="P12">Entretanto, a detecção de fake news não é algo simples, constantemente novas notícias verdadeiras e falsas são criadas. Além disso, com o passar do tempo, as notícias passam a ser escritas de formas diferentes.</text:p>
      <text:p text:style-name="P12">O presente trabalho auxiliará a comunidade online na detecção de falsas notícias, prevenindo a disseminação de notícias criadas apenas com a intenção de obter vantagens, como financeira, eleitoral, entre outros.</text:p>
      <text:list xml:id="list94960283614430" text:continue-numbering="true" text:style-name="WW8Num1">
        <text:list-item>
          <text:h text:style-name="P9" text:outline-level="1">4 Objetivos</text:h>
        </text:list-item>
      </text:list>
      <text:p text:style-name="P1">Esta seção formaliza os objetivos do trabalho, conforme descrito a seguir.</text:p>
      <text:list xml:id="list319315824" text:style-name="WW8Num6">
        <text:list-item>
          <text:list>
            <text:list-item>
              <text:h text:style-name="P21" text:outline-level="3">Objetivo Geral</text:h>
            </text:list-item>
          </text:list>
        </text:list-item>
      </text:list>
      <text:p text:style-name="P13">Detectar falsas notícias nas mídias sociais brasileiras.</text:p>
      <text:list xml:id="list94959206473629" text:continue-numbering="true" text:style-name="WW8Num6">
        <text:list-item>
          <text:list>
            <text:list-item>
              <text:h text:style-name="P21" text:outline-level="3">Objetivos Específicos</text:h>
            </text:list-item>
          </text:list>
        </text:list-item>
      </text:list>
      <text:p text:style-name="P6"/>
      <text:list xml:id="list4016276024" text:style-name="WW8Num7">
        <text:list-item>
          <text:p text:style-name="P22">Identificar as principais características de uma fake news;</text:p>
        </text:list-item>
        <text:list-item>
          <text:p text:style-name="P23">Buscar o dataset com notícias verdadeiras e falsas a partir d<text:span text:style-name="T6">os</text:span> sites <text:span text:style-name="T6">mais utilizados</text:span>;</text:p>
        </text:list-item>
        <text:list-item>
          <text:p text:style-name="P24">Analisar a melhor técnica pra conversão de texto em uma representação numérica;</text:p>
        </text:list-item>
        <text:list-item>
          <text:p text:style-name="P22">Analisar a melhor rede neural artificial para detecção de fake news;</text:p>
        </text:list-item>
        <text:list-item>
          <text:p text:style-name="P25">Analisar os resultados obtidos;</text:p>
        </text:list-item>
      </text:list>
      <text:p text:style-name="P7"/>
      <text:list xml:id="list94960492675288" text:continue-list="list94960283614430" text:style-name="WW8Num1">
        <text:list-item>
          <text:h text:style-name="P9" text:outline-level="1"><text:soft-page-break/>Referências bibliográficas</text:h>
        </text:list-item>
      </text:list>
      <text:p text:style-name="P8"><text:span text:style-name="T14">API; </text:span><text:span text:style-name="T4">How Americans get their news</text:span>; <text:span text:style-name="T14">Disponível em: &lt;</text:span><text:a xlink:type="simple" xlink:href="https://www.americanpressinstitute.org/publications/reports/survey-research/how-americans-get-news/" text:style-name="Internet_20_link" text:visited-style-name="Visited_20_Internet_20_Link">https://www.americanpressinstitute.org/publications/reports/survey-research/how-americans-get-news/</text:a><text:span text:style-name="T14">&gt;. <text:s/>Acesso em: 04/12/2019 às 21:00;</text:span></text:p>
      <text:p text:style-name="P8">CARVALHO, Gustavo A.C.L.; KANFFER, Gustavo G.B.; <text:span text:style-name="T4">O Tratamento Jurídico das Notícias Falsas (fake news)</text:span>; Disponível em: <text:span text:style-name="T15">&lt;</text:span><text:a xlink:type="simple" xlink:href="https://www.conjur.com.br/dl/tratamento-juridico-noticias-falsas.pdf" text:style-name="Internet_20_link" text:visited-style-name="Visited_20_Internet_20_Link">https://www.conjur.com.br/dl/tratamento-juridico-noticias-falsas.pdf</text:a><text:span text:style-name="T15">&gt;</text:span>; Acesso em: 21/11/2019 às 08:19;</text:p>
      <text:p text:style-name="P8">KOMATSU, Juliana P.; SANCHEZ, Cláudio J.P.; <text:span text:style-name="T4">NOTÍCIAS FALSAS E SEU IMPACTO NO MUNDO POLÍTICO</text:span>; Disponível em: <text:span text:style-name="T15">&lt;</text:span><text:a xlink:type="simple" xlink:href="http://intertemas.toledoprudente.edu.br/index.php/ETIC/article/view/7128/67647229" text:style-name="Internet_20_link" text:visited-style-name="Visited_20_Internet_20_Link">http://intertemas.toledoprudente.edu.br/index.php/ETIC/article/view/7128/67647229</text:a><text:span text:style-name="T15">&gt;</text:span>; Acesso em: 21/11/2019 às 08:50;</text:p>
      <text:p text:style-name="P8"><text:span text:style-name="T9">MUSSKOPF, </text:span>Irio; <text:span text:style-name="T4">A ciência da detecção de fake news</text:span>; <text:span text:style-name="T9">Disponível em: &lt;</text:span><text:a xlink:type="simple" xlink:href="https://medium.com/@irio/a-ciência-da-detecção-de-fake-news-d4faef2281aa" text:style-name="Internet_20_link" text:visited-style-name="Visited_20_Internet_20_Link">https://medium.com/@irio/a-ci%C3%Aancia-da-detec%C3%A7%C3%A3o-de-fake-news-d4faef2281aa</text:a><text:span text:style-name="T9">&gt;. Acesso em: 04/12/2019 às 20:50;</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medium-content-sans-serif-font" svg:font-family="medium-content-sans-serif-font, 'Lucida Grande', 'Lucida Sans Unicode', 'Lucida Sans', Geneva, Arial, sans-serif"/>
    <style:font-face style:name="medium-content-serif-font" svg:font-family="medium-content-serif-font, Georgia, Cambria, 'Times New Roman', Times, serif"/>
    <style:font-face style:name="medium-content-title-font" svg:font-family="medium-content-title-font, Georgia, Cambria, 'Times New Roman', Times, serif"/>
    <style:font-face style:name="Courier New" svg:font-family="'Courier New'" style:font-family-generic="modern"/>
    <style:font-face style:name="OpenSymbol" svg:font-family="OpenSymbol" style:font-pitch="variable"/>
    <style:font-face style:name="Liberation Serif" svg:font-family="'Liberation Serif'" style:font-family-generic="roman" style:font-pitch="variable"/>
    <style:font-face style:name="Mangal" svg:font-family="Mangal, 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en" fo:country="US"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0835in" loext:contextual-spacing="false" fo:text-align="justify" style:justify-single-word="false" fo:orphans="2" fo:widows="2" fo:hyphenation-ladder-count="no-limit" fo:text-indent="0.4925in" style:auto-text-indent="false" style:writing-mode="lr-tb"/>
      <style:text-properties style:use-window-font-color="true" style:font-name="Arial" fo:font-family="Arial" style:font-family-generic="swiss" style:font-pitch="variable" fo:font-size="12pt" fo:language="pt" fo:country="BR" style:font-name-asian="Times New Roman" style:font-family-asian="'Times New Roman'" style:font-family-generic-asian="roman" style:font-pitch-asian="variable" style:font-size-asian="12pt" style:language-asian="zh" style:country-asian="CN" style:font-name-complex="Arial" style:font-family-complex="Arial" style:font-family-generic-complex="swiss"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 style:font-family-complex="Mangal, Mangal" style:font-family-generic-complex="roman"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WW8Num1" style:class="text">
      <style:paragraph-properties fo:margin-left="0in" fo:margin-right="0in" fo:margin-top="0.1665in" fo:margin-bottom="0.0417in" loext:contextual-spacing="false" fo:text-indent="0in" style:auto-text-indent="false" fo:keep-with-next="always"/>
      <style:text-properties fo:font-size="16pt" fo:font-weight="bold" style:letter-kerning="true" style:font-size-asian="16pt" style:font-weight-asian="bold" style:font-size-complex="16pt" style:font-weight-complex="bold"/>
    </style:style>
    <style:style style:name="Heading_20_2" style:display-name="Heading 2" style:family="paragraph" style:parent-style-name="Standard" style:next-style-name="Standard" style:default-outline-level="2" style:list-style-name="WW8Num1" style:class="text">
      <style:paragraph-properties fo:margin-left="0in" fo:margin-right="0in" fo:margin-top="0.1665in" fo:margin-bottom="0.0417in" loext:contextual-spacing="false" fo:text-indent="0in" style:auto-text-indent="false" fo:keep-with-next="always"/>
      <style:text-properties fo:font-size="14pt" fo:font-weight="bold" style:font-size-asian="14pt"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list-style-name="WW8Num1" style:class="text">
      <style:paragraph-properties fo:margin-left="0in" fo:margin-right="0in" fo:margin-top="0.1665in" fo:margin-bottom="0.0417in" loext:contextual-spacing="false" fo:text-indent="0in" style:auto-text-indent="false" fo:keep-with-next="always"/>
      <style:text-properties fo:font-size="13pt" fo:font-weight="bold" style:font-size-asian="13pt" style:font-weight-asian="bold" style:font-size-complex="13pt"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fo:text-align="start" style:justify-single-word="false" fo:hyphenation-ladder-count="no-limit"/>
      <style:text-propertie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fo:hyphenate="true" fo:hyphenation-remain-char-count="2" fo:hyphenation-push-char-count="2"/>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fo:text-align="start" style:justify-single-word="false" fo:hyphenation-ladder-count="no-limit"/>
      <style:text-properties style:font-name="Times New Roman" fo:font-family="'Times New Roman'" style:font-family-generic="roman" style:font-pitch="variable" style:font-name-complex="Times New Roman" style:font-family-complex="'Times New Roman'" style:font-family-generic-complex="roman" style:font-pitch-complex="variable" fo:hyphenate="true" fo:hyphenation-remain-char-count="2" fo:hyphenation-push-char-count="2"/>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fo:text-align="start" style:justify-single-word="false" fo:hyphenation-ladder-count="no-limit"/>
      <style:text-properties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style:font-style-complex="italic" fo:hyphenate="true" fo:hyphenation-remain-char-count="2" fo:hyphenation-push-char-count="2"/>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fo:text-align="start" style:justify-single-word="false" fo:hyphenation-ladder-count="no-limit"/>
      <style:text-properties fo:font-size="11pt" style:font-size-asian="11pt" style:font-size-complex="11pt" fo:hyphenate="true" fo:hyphenation-remain-char-count="2" fo:hyphenation-push-char-count="2"/>
    </style:style>
    <style:style style:name="Título1" style:family="paragraph" style:parent-style-name="Standard" style:next-style-name="Text_20_body">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name-complex="Mangal" style:font-family-complex="Mangal, Mangal" style:font-family-generic-complex="roman" style:font-pitch-complex="variable" style:font-size-complex="14pt"/>
    </style:style>
    <style:style style:name="Legenda" style:family="paragraph" style:parent-style-name="Standard">
      <style:paragraph-properties fo:margin-top="0.0835in" fo:margin-bottom="0.0835in" loext:contextual-spacing="false" text:number-lines="false" text:line-number="0"/>
      <style:text-properties fo:font-size="12pt" fo:font-style="italic" style:font-size-asian="12pt" style:font-style-asian="italic" style:font-name-complex="Mangal" style:font-family-complex="Mangal, Mangal" style:font-family-generic-complex="roman" style:font-pitch-complex="variable" style:font-size-complex="12pt" style:font-style-complex="italic"/>
    </style:style>
    <style:style style:name="Índice" style:family="paragraph" style:parent-style-name="Standard">
      <style:paragraph-properties text:number-lines="false" text:line-number="0"/>
      <style:text-properties style:font-name-complex="Mangal" style:font-family-complex="Mangal, Mangal" style:font-family-generic-complex="roman" style:font-pitch-complex="variable"/>
    </style:style>
    <style:style style:name="Texto_20_de_20_balão" style:display-name="Texto de balã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ext_20_body_20_indent" style:display-name="Text body indent" style:family="paragraph" style:parent-style-name="Standard" style:class="text"/>
    <style:style style:name="_37_._20_Pré-texto_3a__20_Título_20_do_20_Sumário" style:display-name="7. Pré-texto: Título do Sumário" style:family="paragraph">
      <style:paragraph-properties fo:margin-top="0in" fo:margin-bottom="0.3335in" loext:contextual-spacing="false" fo:text-align="center" style:justify-single-word="false" fo:orphans="2" fo:widows="2"/>
      <style:text-properties fo:text-transform="uppercase" style:use-window-font-color="true" style:font-name="Times New Roman" fo:font-family="'Times New Roman'" style:font-family-generic="roman" style:font-pitch="variable" fo:font-size="16pt" fo:language="pt" fo:country="BR"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_37_._20_Pré-texto_3a__20_Texto_20_do_20_Resumo" style:display-name="7. Pré-texto: Texto do Resumo" style:family="paragraph">
      <style:paragraph-properties fo:text-align="justify" style:justify-single-word="false" fo:orphans="2" fo:widows="2"/>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_31_._20_Corpo_20_de_20_Texto" style:display-name="1. Corpo de Texto" style:family="paragraph">
      <style:paragraph-properties fo:margin-left="0in" fo:margin-right="0in" fo:margin-top="0.1665in" fo:margin-bottom="0.1665in" loext:contextual-spacing="false" fo:line-height="150%" fo:text-align="justify" style:justify-single-word="false" fo:orphans="2" fo:widows="2" fo:text-indent="0.4925in" style:auto-text-indent="false">
        <style:tab-stops>
          <style:tab-stop style:position="0in"/>
        </style:tab-stops>
      </style:paragraph-properties>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_31_._20_Lista_20_de_20_itens_20_com_20_marcadores" style:display-name="1. Lista de itens com marcadores" style:family="paragraph" style:parent-style-name="_31_._20_Corpo_20_de_20_Texto" style:list-style-name="WW8Num9">
      <style:paragraph-properties fo:margin-left="0.748in" fo:margin-right="0in" fo:margin-top="0.0835in" fo:margin-bottom="0.0835in" loext:contextual-spacing="false" fo:text-indent="-0.248in" style:auto-text-indent="false"/>
    </style:style>
    <style:style style:name="_37_._20_Pós-texto_3a__20_Título_20_de_20_Referências_20_e_20_Glossário" style:display-name="7. Pós-texto: Título de Referências e Glossário" style:family="paragraph" style:next-style-name="_31_._20_Corpo_20_de_20_Texto" style:default-outline-level="1" style:list-style-name="WW8Num3">
      <style:paragraph-properties fo:margin-left="0in" fo:margin-right="0in" fo:margin-top="0in" fo:margin-bottom="0.4165in" loext:contextual-spacing="false" fo:orphans="2" fo:widows="2" fo:text-indent="0in" style:auto-text-indent="false">
        <style:tab-stops/>
      </style:paragraph-properties>
      <style:text-properties fo:text-transform="uppercase" style:use-window-font-color="true" style:font-name="Times New Roman" fo:font-family="'Times New Roman'" style:font-family-generic="roman" style:font-pitch="variable" fo:font-size="16pt" fo:language="pt" fo:country="BR"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_33_._20_Título_20_de_20_Seção" style:display-name="3. Título de Seção" style:family="paragraph" style:parent-style-name="Standard" style:next-style-name="_31_._20_Corpo_20_de_20_Texto" style:default-outline-level="2" style:list-style-name="WW8Num3">
      <style:paragraph-properties fo:margin-left="0.4016in" fo:margin-right="0in" fo:margin-top="0.3335in" fo:margin-bottom="0in" loext:contextual-spacing="false" fo:text-align="start" style:justify-single-word="false" fo:hyphenation-ladder-count="no-limit" fo:text-indent="-0.4016in" style:auto-text-indent="false">
        <style:tab-stops>
          <style:tab-stop style:position="0.3752in"/>
        </style:tab-stops>
      </style:paragraph-properties>
      <style:text-properties fo:text-transform="uppercase"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0pt" fo:hyphenate="true" fo:hyphenation-remain-char-count="2" fo:hyphenation-push-char-count="2"/>
    </style:style>
    <style:style style:name="_33_._20_Título_20_de_20_Subseção_20_1" style:display-name="3. Título de Subseção 1" style:family="paragraph" style:parent-style-name="_33_._20_Título_20_de_20_Seção" style:next-style-name="_31_._20_Corpo_20_de_20_Texto" style:default-outline-level="3" style:list-style-name="WW8Num3">
      <style:paragraph-properties>
        <style:tab-stops>
          <style:tab-stop style:position="0in"/>
          <style:tab-stop style:position="0.3752in"/>
          <style:tab-stop style:position="0.5in"/>
        </style:tab-stops>
      </style:paragraph-properties>
      <style:text-properties fo:font-variant="normal" fo:text-transform="none"/>
    </style:style>
    <style:style style:name="_33_._20_Título_20_de_20_Subseção_20_não_20_numerada" style:display-name="3. Título de Subseção não numerada" style:family="paragraph" style:next-style-name="_31_._20_Corpo_20_de_20_Texto" style:default-outline-level="6" style:list-style-name="WW8Num3">
      <style:paragraph-properties fo:margin-left="0in" fo:margin-right="0in" fo:margin-top="0.3335in" fo:margin-bottom="0.1665in" loext:contextual-spacing="false" fo:orphans="2" fo:widows="2" fo:text-indent="0in" style:auto-text-indent="false">
        <style:tab-stops/>
      </style:paragraph-properties>
      <style:text-properties style:use-window-font-color="true" style:font-name="Times New Roman" fo:font-family="'Times New Roman'" style:font-family-generic="roman" style:font-pitch="variable" fo:font-size="12pt" fo:language="pt" fo:country="BR"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_31_._20_Lista_20_de_20_itens_20_numerados" style:display-name="1. Lista de itens numerados" style:family="paragraph" style:parent-style-name="_31_._20_Lista_20_de_20_itens_20_com_20_marcadores" style:list-style-name="WW8Num2">
      <style:text-properties fo:color="#000000"/>
    </style:style>
    <style:style style:name="WW8Num1z0" style:family="text">
      <style:text-properties fo:font-weight="normal" style:font-weight-asian="normal" style:font-weight-complex="bold"/>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OpenSymbol" style:font-family-complex="OpenSymbol" style:font-pitch-complex="variable"/>
    </style:style>
    <style:style style:name="WW8Num2z1" style:family="text">
      <style:text-properties style:font-name="OpenSymbol" fo:font-family="OpenSymbol" style:font-pitch="variable" style:font-name-complex="OpenSymbol" style:font-family-complex="OpenSymbol" style:font-pitch-complex="variable"/>
    </style:style>
    <style:style style:name="WW8Num3z0"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7z0" style:family="text">
      <style:text-properties fo:color="#000000"/>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onte_20_parág._20_padrão" style:display-name="Fonte parág. padrão" style:family="text"/>
    <style:style style:name="Absatz-Standardschriftart" style:family="text"/>
    <style:style style:name="WW-Absatz-Standardschriftart" style:family="text"/>
    <style:style style:name="Fonte_20_parág._20_padrão1" style:display-name="Fonte parág. padrão1" style:family="text"/>
    <style:style style:name="Internet_20_link" style:display-name="Internet link" style:family="text">
      <style:text-properties fo:color="#0000ff" style:text-underline-style="solid" style:text-underline-width="auto" style:text-underline-color="font-color"/>
    </style:style>
    <style:style style:name="Símbolos_20_de_20_numeração" style:display-name="Símbolos de numeração" style:family="text"/>
    <style:style style:name="_31_._20_Corpo_20_de_20_Texto_20_Char" style:display-name="1. Corpo de Texto Char" style:family="text">
      <style:text-properties fo:font-size="12pt" style:font-size-asian="12pt"/>
    </style:style>
    <style:style style:name="Título_20_6_20_Char" style:display-name="Título 6 Char" style:family="text">
      <style:text-properties fo:font-size="11pt" fo:font-weight="bold" style:font-size-asian="11pt" style:font-weight-asian="bold" style:font-size-complex="11pt" style:font-weight-complex="bold"/>
    </style:style>
    <style:style style:name="Título_20_7_20_Char" style:display-name="Título 7 Char" style:family="text">
      <style:text-properties fo:font-size="12pt" style:font-size-asian="12pt" style:font-size-complex="12pt"/>
    </style:style>
    <style:style style:name="Título_20_8_20_Char" style:display-name="Título 8 Char" style:family="text">
      <style:text-properties fo:font-size="12pt" fo:font-style="italic" style:font-size-asian="12pt" style:font-style-asian="italic" style:font-size-complex="12pt" style:font-style-complex="italic"/>
    </style:style>
    <style:style style:name="Título_20_9_20_Char" style:display-name="Título 9 Char" style:family="text">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_33_._20_Título_20_de_20_Seção_20_Char" style:display-name="3. Título de Seção Char" style:family="text">
      <style:text-properties fo:text-transform="uppercase" fo:font-size="14pt" fo:font-weight="bold" style:font-size-asian="14pt" style:font-weight-asian="bold"/>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3z0"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WW8Num3z0"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WW8Num3z0" style:num-suffix=" " style:num-format="1" text:display-levels="3">
        <style:list-level-properties text:list-level-position-and-space-mode="label-alignment">
          <style:list-level-label-alignment text:label-followed-by="listtab" text:list-tab-stop-position="0.75in" fo:text-indent="-0.5in" fo:margin-left="0.5in"/>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text:style-name="WW8Num3z0"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WW8Num3z0"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WW8Num3z0"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3z0"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3z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3z0" style:num-suffix=" " style:num-format="1" text:display-levels="3">
        <style:list-level-properties text:list-level-position-and-space-mode="label-alignment">
          <style:list-level-label-alignment text:label-followed-by="listtab" text:list-tab-stop-position="0.75in" fo:text-indent="-0.5in" fo:margin-left="0.5in"/>
        </style:list-level-properties>
      </text:list-level-style-number>
      <text:list-level-style-number text:level="4" text:style-name="WW8Num3z0" style:num-format="1" text:display-levels="4">
        <style:list-level-properties text:list-level-position-and-space-mode="label-alignment">
          <style:list-level-label-alignment text:label-followed-by="listtab" text:list-tab-stop-position="0.75in" fo:text-indent="-0.6in" fo:margin-left="0.6in"/>
        </style:list-level-properties>
      </text:list-level-style-number>
      <text:list-level-style-number text:level="5" text:style-name="WW8Num3z0"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3z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3z0"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3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3z0"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text:start-value="41">
        <style:list-level-properties text:list-level-position-and-space-mode="label-alignment">
          <style:list-level-label-alignment text:label-followed-by="listtab" fo:text-indent="-0.2602in" fo:margin-left="0.5102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format="1" text:start-value="4">
        <style:list-level-properties text:list-level-position-and-space-mode="label-alignment">
          <style:list-level-label-alignment text:label-followed-by="listtab" fo:text-indent="-0.25in" fo:margin-left="0.5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format="1" text:start-value="4">
        <style:list-level-properties text:list-level-position-and-space-mode="label-alignment">
          <style:list-level-label-alignment text:label-followed-by="listtab" fo:text-indent="-0.2602in" fo:margin-left="0.2602in"/>
        </style:list-level-properties>
      </text:list-level-style-number>
      <text:list-level-style-number text:level="2" text:style-name="WW8Num6z0" style:num-format="1" text:display-levels="2">
        <style:list-level-properties text:list-level-position-and-space-mode="label-alignment">
          <style:list-level-label-alignment text:label-followed-by="listtab" fo:text-indent="-0.2602in" fo:margin-left="0.2602in"/>
        </style:list-level-properties>
      </text:list-level-style-number>
      <text:list-level-style-number text:level="3" text:style-name="WW8Num6z0"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6z0"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text:style-name="WW8Num6z0"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6z0"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text:style-name="WW8Num6z0"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6z0"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text:style-name="WW8Num6z0" style:num-format="1" text:display-levels="9">
        <style:list-level-properties text:list-level-position-and-space-mode="label-alignment">
          <style:list-level-label-alignment text:label-followed-by="listtab"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7425in" fo:text-indent="-0.25in" fo:margin-left="0.7425in"/>
        </style:list-level-properties>
      </text:list-level-style-number>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format="1" text:start-value="4">
        <style:list-level-properties text:list-level-position-and-space-mode="label-alignment">
          <style:list-level-label-alignment text:label-followed-by="listtab" fo:text-indent="-0.25in" fo:margin-left="0.5in"/>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4917in" fo:text-indent="-0.25in" fo:margin-left="0.7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0075in" fo:text-indent="-0.25in" fo:margin-left="1.0075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1.5075in" fo:text-indent="-0.25in" fo:margin-left="1.507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0075in" fo:text-indent="-0.25in" fo:margin-left="2.0075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075in" fo:text-indent="-0.25in" fo:margin-left="2.5075in"/>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3.0075in" fo:text-indent="-0.25in" fo:margin-left="3.0075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075in" fo:text-indent="-0.25in" fo:margin-left="3.507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0075in" fo:text-indent="-0.25in" fo:margin-left="4.0075in"/>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4.5075in" fo:text-indent="-0.25in" fo:margin-left="4.50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1811in" fo:margin-bottom="0.7874in" fo:margin-left="0.7874in" fo:margin-right="0.7874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draw:fill="solid" draw:fill-color="#ffffff" draw:opacity="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istemas Integrados (SoCs) e Redes-em-Chip</dc:title>
    <dc:subject/>
    <meta:keyword/>
    <meta:initial-creator>Cesar Albenes Zeferino</meta:initial-creator>
    <meta:creation-date>2009-01-30T16:04:00</meta:creation-date>
    <dc:date>2019-12-05T09:49:18.195441895</dc:date>
    <meta:editing-cycles>39</meta:editing-cycles>
    <meta:editing-duration>PT2H52M36S</meta:editing-duration>
    <meta:generator>LibreOffice/6.0.7.3$Linux_X86_64 LibreOffice_project/00m0$Build-3</meta:generator>
    <meta:document-statistic meta:table-count="0" meta:image-count="0" meta:object-count="0" meta:page-count="4" meta:paragraph-count="37" meta:word-count="870" meta:character-count="6156" meta:non-whitespace-character-count="5305"/>
    <meta:user-defined meta:name="_AuthorEmail">zeferino@univali.br</meta:user-defined>
    <meta:user-defined meta:name="_AuthorEmailDisplayName">Cesar Albenes Zeferino</meta:user-defined>
    <meta:user-defined meta:name="_EmailEntryID">00000000EBBA02C3EAAC204D9E2304E43ADDA9B507008883735F49F04C40B154EA38E6F6FF11000000095C730000592DF9F51CE54941B01C9B606BA32EA900000054995F0000</meta:user-defined>
    <meta:user-defined meta:name="_EmailSubject">Revise 'MCA__Modelo_de_Intencao_de_Pesquisa'</meta:user-defined>
    <meta:user-defined meta:name="_ReviewCycleID" meta:value-type="float">355906016</meta:user-defined>
    <meta:user-defined meta:name="_ReviewingToolsShownOnce" meta:value-type="string"/>
    <meta:user-defined meta:name="_TentativeReviewCycleID" meta:value-type="float">355906016</meta:user-defined>
  </office:meta>
</office:document-meta>
</file>